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header>
          <text:p text:style-name="P1"><text:span text:style-name="Strong_20_Emphasis">Arco 53</text:span><text:line-break/>Arco 53 – Risulta finanziato dai Tribuni e Massari dell’Arti del 2 Quad. 1674.<text:line-break/>L’arco 53 corrisponde al passaggio di via Alessandro Guidotti .</text:p>
        </text:list-header>
      </text:list>
      <text:p text:style-name="P2">AD ONORE<text:line-break/>DI MARIA V. DI S. LUCA<text:line-break/>D. AGOSTINO RICCI<text:line-break/>PARROCO DECANO A S.M. DELLA CARITA’<text:line-break/>COMPIENDO IL PIO DESIDERIO DEL PADRE SUO<text:line-break/>FU GIAN FILIPPO DOTTORE IN MEDICINA<text:line-break/>RESTURO’ QUEST’ARCO L’ANNO 1859<text:line-break/>—<text:line-break/>O REGINA DEL CIEL MADRE D’AMORE<text:line-break/>SALVA COL FIDO GREGGE IL SUO PASTOR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22:11.71</dc:date>
    <dc:creator>carloggg </dc:creator>
    <meta:editing-duration>PT25M1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2" meta:word-count="75" meta:character-count="416"/>
  </office:meta>
</office:document-meta>
</file>